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Heavy" fo:font-size="16pt" officeooo:rsid="001db11e" officeooo:paragraph-rsid="001db11e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ato Medium"/>
    </style:style>
    <style:style style:name="P12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1f28b7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21e8dd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1f28b7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21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22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1c02a8"/>
    </style:style>
    <style:style style:name="P2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38c0c" officeooo:paragraph-rsid="00138c0c"/>
    </style:style>
    <style:style style:name="P2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P2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21e8dd" officeooo:paragraph-rsid="0021e8dd"/>
    </style:style>
    <style:style style:name="P26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P27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17e272" officeooo:paragraph-rsid="0017e272"/>
    </style:style>
    <style:style style:name="P2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21e8dd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3">Night Rider</text:p>
            <text:p text:style-name="P13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4">Lounge Electr<text:span text:style-name="T1">o </text:span>/ Downbeat<text:span text:style-name="T1"> House</text:span></text:p>
            <text:p text:style-name="P14">Chillout Lounge</text:p>
          </table:table-cell>
        </table:table-row>
        <table:table-row table:style-name="Table1.3">
          <table:table-cell table:style-name="Table1.A2" office:value-type="string">
            <text:p text:style-name="P13">Deep House 2020 <text:span text:style-name="T1">Hits</text:span></text:p>
            <text:p text:style-name="P13">Truely Deeply House</text:p>
          </table:table-cell>
          <table:table-cell table:style-name="Table1.B1" office:value-type="string">
            <text:p text:style-name="P11"/>
          </table:table-cell>
          <table:table-cell table:style-name="Table1.A2" office:value-type="string">
            <text:p text:style-name="P13">Lounge - Soft House</text:p>
            <text:p text:style-name="P13">Kaffeehausmusik</text:p>
          </table:table-cell>
        </table:table-row>
        <table:table-row table:style-name="Table1.3">
          <table:table-cell table:style-name="Table1.A2" office:value-type="string">
            <text:p text:style-name="P13">The Algorithm - Brute Force</text:p>
            <text:p text:style-name="P13">EBM, Dark-Electro &amp; Fututepop</text:p>
          </table:table-cell>
          <table:table-cell table:style-name="Table1.B1" office:value-type="string">
            <text:p text:style-name="P11"/>
          </table:table-cell>
          <table:table-cell table:style-name="Table1.A2" office:value-type="string">
            <text:p text:style-name="P13">Acustic Covers</text:p>
            <text:p text:style-name="P13">Chillout Piano</text:p>
          </table:table-cell>
        </table:table-row>
        <table:table-row table:style-name="Table1.3">
          <table:table-cell table:style-name="Table1.A2" office:value-type="string">
            <text:p text:style-name="P14">Happy Hardcore</text:p>
            <text:p text:style-name="P14">Synthwave / Retrowave</text:p>
          </table:table-cell>
          <table:table-cell table:style-name="Table1.B1" office:value-type="string">
            <text:p text:style-name="P11"/>
          </table:table-cell>
          <table:table-cell table:style-name="Table1.A2" office:value-type="string">
            <text:p text:style-name="P25">Toco - Samba</text:p>
            <text:p text:style-name="P25">Samba Chill Out</text:p>
          </table:table-cell>
        </table:table-row>
        <table:table-row table:style-name="Table1.3">
          <table:table-cell table:style-name="Table1.A2" office:value-type="string">
            <text:p text:style-name="P14">faheus - #denbodenglatttanzen</text:p>
            <text:p text:style-name="P14">faheus - eurotrash is not a crime</text:p>
          </table:table-cell>
          <table:table-cell table:style-name="Table1.B1" office:value-type="string">
            <text:p text:style-name="P11"/>
          </table:table-cell>
          <table:table-cell table:style-name="Table1.A2" office:value-type="string">
            <text:p text:style-name="P17">Kinderlieder zum Mitsingen</text:p>
            <text:p text:style-name="P17">Rolf Zukowski Best Of</text:p>
          </table:table-cell>
        </table:table-row>
        <table:table-row table:style-name="Table1.3">
          <table:table-cell table:style-name="Table1.A2" office:value-type="string">
            <text:p text:style-name="P14">faheus - Betreutes Chillen</text:p>
            <text:p text:style-name="P14">faheus - Waiting for breakfast in brown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14">Couchsofa - Schall Und Raum</text:p>
            <text:p text:style-name="P14">Couchsofa - H264 Aber Rückwärts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7"/>
          </table:table-cell>
        </table:table-row>
        <table:table-row table:style-name="Table1.3">
          <table:table-cell table:style-name="Table1.A2" office:value-type="string">
            <text:p text:style-name="P14">Couchsofa - From Bavaria With Love</text:p>
            <text:p text:style-name="P14">Couchsofa - Staubwiesenwedler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7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5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5">Country Nights</text:p>
            <text:p text:style-name="P15">Country kind of Love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4">Johnny Cash</text:p>
            <text:p text:style-name="P14">Andreas Gabalier</text:p>
          </table:table-cell>
        </table:table-row>
        <table:table-row table:style-name="Table2.3">
          <table:table-cell table:style-name="Table2.A2" office:value-type="string">
            <text:p text:style-name="P15">Country Coffehouse</text:p>
            <text:p text:style-name="P15">Country Gals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5">Seeed</text:p>
            <text:p text:style-name="P15">Runrig</text:p>
          </table:table-cell>
        </table:table-row>
        <table:table-row table:style-name="Table2.3">
          <table:table-cell table:style-name="Table2.A2" office:value-type="string">
            <text:p text:style-name="P15">Tailgate Party</text:p>
            <text:p text:style-name="P15">New Boots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5">Pur</text:p>
            <text:p text:style-name="P15">Sarah Connor</text:p>
          </table:table-cell>
        </table:table-row>
        <table:table-row table:style-name="Table2.3">
          <table:table-cell table:style-name="Table2.A2" office:value-type="string">
            <text:p text:style-name="P15">Texas Music</text:p>
            <text:p text:style-name="P18">Country Truckin'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4">Lionel Richie</text:p>
            <text:p text:style-name="P14">Tim Bendzko</text:p>
          </table:table-cell>
        </table:table-row>
        <table:table-row table:style-name="Table2.3">
          <table:table-cell table:style-name="Table2.A2" office:value-type="string">
            <text:p text:style-name="P15">Irisch / Gälisch / Keltisch</text:p>
            <text:p text:style-name="P18">Irish Folk Songs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5">Lena</text:p>
            <text:p text:style-name="P15">Max Herre</text:p>
          </table:table-cell>
        </table:table-row>
        <table:table-row table:style-name="Table2.3">
          <table:table-cell table:style-name="Table2.A2" office:value-type="string">
            <text:p text:style-name="P15">Irish Folk Ballads</text:p>
            <text:p text:style-name="P20">Irish Pub Songs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23">The Hooters</text:p>
            <text:p text:style-name="P14">Limp Bizkit</text:p>
          </table:table-cell>
        </table:table-row>
        <table:table-row table:style-name="Table2.3">
          <table:table-cell table:style-name="Table2.A2" office:value-type="string">
            <text:p text:style-name="P15">Irish Pub Jukebox</text:p>
            <text:p text:style-name="P15">Scottish Folk Songs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5">Amy Macdonald</text:p>
            <text:p text:style-name="P15">Brad Paisley</text:p>
          </table:table-cell>
        </table:table-row>
        <table:table-row table:style-name="Table2.3">
          <table:table-cell table:style-name="Table2.A2" office:value-type="string">
            <text:p text:style-name="P15">Scottish Accordion Dance Music</text:p>
            <text:p text:style-name="P15">BBC Scottish Sym<text:span text:style-name="T6">ph</text:span>ony Orchestra</text:p>
          </table:table-cell>
          <table:table-cell table:style-name="Table2.B1" office:value-type="string">
            <text:p text:style-name="P12"/>
          </table:table-cell>
          <table:table-cell table:style-name="Table2.A2" office:value-type="string">
            <text:p text:style-name="P15">Schandmaul</text:p>
            <text:p text:style-name="P15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>Rock &amp; Punk Rock</text:p>
          </table:table-cell>
        </table:table-row>
        <table:table-row table:style-name="Table5.3">
          <table:table-cell table:style-name="Table5.A2" office:value-type="string">
            <text:p text:style-name="P21">Jack Johnson</text:p>
            <text:p text:style-name="P21">Norah Jones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Creedence Clearwater Revival</text:p>
            <text:p text:style-name="P22">Amorphis</text:p>
          </table:table-cell>
        </table:table-row>
        <table:table-row table:style-name="Table5.3">
          <table:table-cell table:style-name="Table5.A2" office:value-type="string">
            <text:p text:style-name="P15">Phil Collins</text:p>
            <text:p text:style-name="P15">R.E.M.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Madrugada</text:p>
            <text:p text:style-name="P22">Augustana</text:p>
          </table:table-cell>
        </table:table-row>
        <table:table-row table:style-name="Table5.3">
          <table:table-cell table:style-name="Table5.A2" office:value-type="string">
            <text:p text:style-name="P15">Scorpions</text:p>
            <text:p text:style-name="P15">Status Quo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Green Day</text:p>
            <text:p text:style-name="P22">The Offspring</text:p>
          </table:table-cell>
        </table:table-row>
        <table:table-row table:style-name="Table5.3">
          <table:table-cell table:style-name="Table5.A2" office:value-type="string">
            <text:p text:style-name="P18">Sting</text:p>
            <text:p text:style-name="P18">Dire Straits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Simple Plan</text:p>
            <text:p text:style-name="P22">Jimmy Eat World</text:p>
          </table:table-cell>
        </table:table-row>
        <table:table-row table:style-name="Table5.3">
          <table:table-cell table:style-name="Table5.A2" office:value-type="string">
            <text:p text:style-name="P21">All Out 40s</text:p>
            <text:p text:style-name="P21">All Out 50s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Pink Floyd</text:p>
            <text:p text:style-name="P22">The Doors</text:p>
          </table:table-cell>
        </table:table-row>
        <table:table-row table:style-name="Table5.3">
          <table:table-cell table:style-name="Table5.A2" office:value-type="string">
            <text:p text:style-name="P26"><text:span text:style-name="T2">All Out </text:span><text:span text:style-name="T3">6</text:span><text:span text:style-name="T2">0s</text:span></text:p>
            <text:p text:style-name="P26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The All-American Reject</text:p>
            <text:p text:style-name="P22">Anti Flag</text:p>
          </table:table-cell>
        </table:table-row>
        <table:table-row table:style-name="Table5.3">
          <table:table-cell table:style-name="Table5.A2" office:value-type="string">
            <text:p text:style-name="P26"><text:span text:style-name="T2">All Out </text:span><text:span text:style-name="T3">8</text:span><text:span text:style-name="T2">0s</text:span></text:p>
            <text:p text:style-name="P26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Rise Against</text:p>
            <text:p text:style-name="P22">My Chemical Romance</text:p>
          </table:table-cell>
        </table:table-row>
        <table:table-row table:style-name="Table5.3">
          <table:table-cell table:style-name="Table5.A2" office:value-type="string">
            <text:p text:style-name="P18">All Out 00s</text:p>
            <text:p text:style-name="P18">All Out 10s</text:p>
          </table:table-cell>
          <table:table-cell table:style-name="Table5.B1" office:value-type="string">
            <text:p text:style-name="P12"/>
          </table:table-cell>
          <table:table-cell table:style-name="Table5.A2" office:value-type="string">
            <text:p text:style-name="P22">Iron Maiden</text:p>
            <text:p text:style-name="P22">Metallica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10">Swing, Jazz, Blues</text:p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9">Swing Revival</text:p>
            <text:p text:style-name="P19">Charsleton - Swing - Jazz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18">HR Info-Radio</text:p>
            <text:p text:style-name="P18">SWR3</text:p>
          </table:table-cell>
        </table:table-row>
        <table:table-row table:style-name="Table3.3">
          <table:table-cell table:style-name="Table3.A2" office:value-type="string">
            <text:p text:style-name="P19">Gypsy Swing</text:p>
            <text:p text:style-name="P19">Swingin' Saxophones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18">SWR1</text:p>
            <text:p text:style-name="P18">YouFM</text:p>
          </table:table-cell>
        </table:table-row>
        <table:table-row table:style-name="Table3.3">
          <table:table-cell table:style-name="Table3.A2" office:value-type="string">
            <text:p text:style-name="P19">Electro Swing 100</text:p>
            <text:p text:style-name="P19">Parov Stelar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18">Rockland-Radio</text:p>
            <text:p text:style-name="P18"/>
          </table:table-cell>
        </table:table-row>
        <table:table-row table:style-name="Table3.3">
          <table:table-cell table:style-name="Table3.A2" office:value-type="string">
            <text:p text:style-name="P16">Electro Jazz &amp; Swing</text:p>
            <text:p text:style-name="P16">Dark Electro Swing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 table:style-name="Table3.3">
          <table:table-cell table:style-name="Table3.A2" office:value-type="string">
            <text:p text:style-name="P19">Happy Jazz!</text:p>
            <text:p text:style-name="P19">Jazz Vibes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18">Tagesthemen</text:p>
            <text:p text:style-name="P18">Tagesschau</text:p>
          </table:table-cell>
        </table:table-row>
        <table:table-row table:style-name="Table3.3">
          <table:table-cell table:style-name="Table3.A2" office:value-type="string">
            <text:p text:style-name="P19">Jazztronica</text:p>
            <text:p text:style-name="P19">Women of Jazz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24">The Amp Hour</text:p>
            <text:p text:style-name="P24">Methodisch Inkorrekt</text:p>
          </table:table-cell>
        </table:table-row>
        <table:table-row table:style-name="Table3.3">
          <table:table-cell table:style-name="Table3.A2" office:value-type="string">
            <text:p text:style-name="P19">Blues Classics</text:p>
            <text:p text:style-name="P19">Funk Heavy Blues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24">Hoaxilla</text:p>
            <text:p text:style-name="P24">ARD Radio Tatort</text:p>
          </table:table-cell>
        </table:table-row>
        <table:table-row table:style-name="Table3.3">
          <table:table-cell table:style-name="Table3.A2" office:value-type="string">
            <text:p text:style-name="P19">Blues Roots</text:p>
            <text:p text:style-name="P19">Early Rhythm &amp; Blues</text:p>
          </table:table-cell>
          <table:table-cell table:style-name="Table3.B1" office:value-type="string">
            <text:p text:style-name="P12"/>
          </table:table-cell>
          <table:table-cell table:style-name="Table3.A2" office:value-type="string">
            <text:p text:style-name="P24">Das ARD radiofeature</text:p>
            <text:p text:style-name="P27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3-29T18:45:18.376422768</dc:date>
    <meta:editing-duration>P6DT12H18M37S</meta:editing-duration>
    <meta:editing-cycles>26</meta:editing-cycles>
    <meta:generator>LibreOffice/6.3.5.2$Linux_X86_64 LibreOffice_project/30$Build-2</meta:generator>
    <meta:print-date>2020-03-29T18:45:46.439036153</meta:print-date>
    <meta:document-statistic meta:table-count="4" meta:image-count="0" meta:object-count="0" meta:page-count="4" meta:paragraph-count="135" meta:word-count="332" meta:character-count="1958" meta:non-whitespace-character-count="1761"/>
  </office:meta>
</office:document-meta>
</file>